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8pt" officeooo:rsid="0003ccdf" officeooo:paragraph-rsid="0003ccdf" style:font-size-asian="8pt" style:font-size-complex="8pt"/>
    </style:style>
    <style:style style:name="P2" style:family="paragraph" style:parent-style-name="Preformatted_20_Text">
      <style:text-properties style:font-name="Arial" fo:font-size="8pt" officeooo:rsid="0003ccdf" officeooo:paragraph-rsid="0003ccdf" style:font-size-asian="8pt" style:font-size-complex="8pt"/>
    </style:style>
    <style:style style:name="P3" style:family="paragraph" style:parent-style-name="Preformatted_20_Text">
      <style:text-properties style:font-name="Arial" fo:font-size="8pt" officeooo:rsid="00069d16" officeooo:paragraph-rsid="00069d16" style:font-size-asian="8pt" style:font-size-complex="8pt"/>
    </style:style>
    <style:style style:name="P4" style:family="paragraph" style:parent-style-name="Preformatted_20_Text">
      <style:text-properties style:font-name="Arial" fo:font-size="8pt" officeooo:rsid="000922d9" officeooo:paragraph-rsid="000922d9" style:font-size-asian="8pt" style:font-size-complex="8pt"/>
    </style:style>
    <style:style style:name="P5" style:family="paragraph" style:parent-style-name="Preformatted_20_Text">
      <style:text-properties style:font-name="Arial" fo:font-size="8pt" officeooo:rsid="000bb412" officeooo:paragraph-rsid="000bb412" style:font-size-asian="8pt" style:font-size-complex="8pt"/>
    </style:style>
    <style:style style:name="P6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T1" style:family="text">
      <style:text-properties officeooo:rsid="000aaf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erwendete Ressourcen:</text:p>
      <text:p text:style-name="P6"/>
      <text:p text:style-name="P6">Hardware:</text:p>
      <text:p text:style-name="P6">- <text:s text:c="2"/>Bueroarbeitsplatz mit handelsueblichem PC</text:p>
      <text:p text:style-name="P6"/>
      <text:p text:style-name="P6">Software:</text:p>
      <text:p text:style-name="P6">- <text:s text:c="2"/>Windows 10 Professional 64bit - Betriebssystem</text:p>
      <text:p text:style-name="P6">- <text:s text:c="2"/>Netbeans 8.1 - Entwicklungsumgebung</text:p>
      <text:p text:style-name="P6">- <text:s text:c="2"/>Git 2.6 - Quellcodeverwaltung</text:p>
      <text:p text:style-name="P6">- <text:s text:c="2"/>Symfony 3 - PHP Framework (MVC)</text:p>
      <text:p text:style-name="P6">- <text:s text:c="2"/>MySQL - Datenbankmanagementsystem</text:p>
      <text:p text:style-name="P6">- <text:s text:c="2"/>MySQL Workbench - Datenbankwerkzeug</text:p>
      <text:p text:style-name="P6">- <text:s text:c="2"/>PHP 5.6 - Skriptsprache</text:p>
      <text:p text:style-name="P6">- <text:s text:c="2"/>LibreOffice - Dokumentationswerkzeug</text:p>
      <text:p text:style-name="P6">- <text:s text:c="2"/>FileZilla - FTP Clientsoftware</text:p>
      <text:p text:style-name="P6">- <text:s text:c="2"/>PuTTY - Terminalemulator</text:p>
      <text:p text:style-name="P6">- <text:s text:c="2"/>Apache - Webserver</text:p>
      <text:p text:style-name="P6">- <text:s text:c="2"/>UML Designer - Grafisches Modellierungswerkzeug</text:p>
      <text:p text:style-name="P1"/>
      <text:p text:style-name="P1"/>
      <text:p text:style-name="P1"/>
      <text:p text:style-name="P5">Vorläufige Kosten-Nutzen-Analyse:</text:p>
      <text:p text:style-name="P5"/>
      <text:p text:style-name="P5">Ich vergleiche die Arbeitskosten eines Praktikanten</text:p>
      <text:p text:style-name="P5">mit denen eines Festangestellten (jeweils 70 Stunden):</text:p>
      <text:p text:style-name="P5"/>
      <text:p text:style-name="P5">Angestellter:<text:tab/><text:tab/><text:tab/>Praktikant:</text:p>
      <text:p text:style-name="P5">50 Euro/Stunde<text:tab/><text:tab/><text:tab/>8 Euro/Stunde</text:p>
      <text:p text:style-name="P5">=<text:tab/><text:tab/><text:tab/><text:tab/>=</text:p>
      <text:p text:style-name="P5">3500 Euro<text:tab/><text:tab/><text:tab/>560 Euro</text:p>
      <text:p text:style-name="P5"/>
      <text:p text:style-name="P5">Entwicklungskostenvorteil für das Unternehmen:</text:p>
      <text:p text:style-name="P5">2940 Eur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2:25:38</dc:date>
    <meta:editing-duration>PT5M46S</meta:editing-duration>
    <meta:editing-cycles>9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25" meta:word-count="103" meta:character-count="796" meta:non-whitespace-character-count="683"/>
  </office:meta>
</office:document-meta>
</file>